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fr)</text:p>
      <text:p text:style-name="Standard">Mensurasoft-LZ, logiciel de mesure et d'expérimentation</text:p>
      <text:p text:style-name="Standard">- utilise les pilotes d'appareils de mesure de type Mensurasoft (bibliothèques dynamiques)</text:p>
      <text:p text:style-name="Standard">- à compiler par Lazarus (Linux ou Windows)</text:p>
      <text:p text:style-name="Standard">- pour utiliser les fonctions stdcall, copier u_chargebibdyn_base_stdcall.pas en u_chargebibdyn_base.pas, et copier ucommun_stdcall.pas en ucommun.pas. Pour utiliser les fonctions cdecl, copier u_chargebibdyn_base_cdecl.pas en u_chargebibdyn_base.pas, et copier ucommun_cdecl.pas en ucommun.pas.</text:p>
      <text:p text:style-name="Standard"/>
      <text:p text:style-name="Standard">(en)</text:p>
      <text:p text:style-name="Standard">Mensurasoft-LZ, software for measurement and experiment</text:p>
      <text:p text:style-name="Standard">- uses drivers of measurement devices from Mensurasoft system (dynamic libraries)</text:p>
      <text:p text:style-name="Standard">- to be compiled by Lazarus (Linux or Windows)</text:p>
      <text:p text:style-name="Standard">- in order to use stdcall functions, copy u_chargebibdyn_base_stdcall.pas to u_chargebibdyn_base.pas, and copy ucommun_stdcall.pas to ucommun.pas. In order to use cdecl functions, copy <text:s/>u_chargebibdyn_base_cdecl.pas to u_chargebibdyn_base.pas, and copy ucommun_cdecl.pas to ucommun.pas.</text:p>
      <text:p text:style-name="Standard"/>
      <text:p text:style-name="Standard">(eo)</text:p>
      <text:p text:style-name="Standard">Mensurasoft-LZ, programaro por mezurado kaj eksperimentado</text:p>
      <text:p text:style-name="Standard">- uzas pelilojn de mezur-aparatoj de tipo Mensurasoft (dinamikaj bibliotekoj)</text:p>
      <text:p text:style-name="Standard">- kompilota (tradukota) per Lazarus (Linukso aŭ Vindozo)</text:p>
      <text:p text:style-name="Standard">- por uzi funkciojn "stdcall", kopiu u_chargebibdyn_base_stdcall.pas al u_chargebibdyn_base.pas, kaj kopiu ucommun_stdcall.pas al ucommun.pas. Por uzi funkciojn "cdecl", kopiu u_chargebibdyn_base_cdecl.pas al u_chargebibdyn_base.pas, kaj kopiu ucommun_cdecl.pas al ucommun.pas.</text:p>
      <text:p text:style-name="Standard"/>
      <text:p text:style-name="Standard">(es)</text:p>
      <text:p text:style-name="Standard">Mensurasoft-LZ, software para medida y experimentación</text:p>
      <text:p text:style-name="Standard">- utiliza controladores de tipo Mensurasoft (bibliotecas dinámicas)</text:p>
      <text:p text:style-name="Standard">- debe ser compilado con Lazarus (Linux o Windows)</text:p>
      <text:p text:style-name="Standard">- por utilizar la funciones "stdcall, hay que copiar u_chargebibdyn_base_stdcall.pas a u_chargebibdyn_base.pas, y copiar <text:s/>ucommun_stdcall.pas a ucommun.pas. Por utilizar funciones <text:s/>"cdecl", hay que copiar u_chargebibdyn_base_cdecl.pas a u_chargebibdyn_base.pas, <text:s/>y copiar ucommun_cdecl.pas a ucommun.p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erre Dieumegard</meta:initial-creator>
    <meta:creation-date>2012-11-15T19:09:45.33</meta:creation-date>
    <meta:generator>OpenOffice.org/3.2$Win32 OpenOffice.org_project/320m8$Build-9472</meta:generator>
    <dc:date>2012-11-15T19:42:30.72</dc:date>
    <dc:creator>Pierre Dieumegard</dc:creator>
    <meta:editing-duration>PT00H32M45S</meta:editing-duration>
    <meta:editing-cycles>2</meta:editing-cycles>
    <meta:document-statistic meta:table-count="0" meta:image-count="0" meta:object-count="0" meta:page-count="1" meta:paragraph-count="20" meta:word-count="222" meta:character-count="1910"/>
  </office:meta>
</office:document-meta>
</file>